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c301" officeooo:paragraph-rsid="0016c301"/>
    </style:style>
    <style:style style:name="P2" style:family="paragraph" style:parent-style-name="Standard">
      <style:text-properties officeooo:rsid="0016c301" officeooo:paragraph-rsid="0018e0b1"/>
    </style:style>
    <style:style style:name="P3" style:family="paragraph" style:parent-style-name="Standard">
      <style:text-properties officeooo:rsid="00186521" officeooo:paragraph-rsid="00186521"/>
    </style:style>
    <style:style style:name="P4" style:family="paragraph" style:parent-style-name="Standard">
      <style:text-properties officeooo:rsid="0018e0b1" officeooo:paragraph-rsid="0018e0b1"/>
    </style:style>
    <style:style style:name="T1" style:family="text">
      <style:text-properties officeooo:rsid="00186521"/>
    </style:style>
    <style:style style:name="T2" style:family="text">
      <style:text-properties officeooo:rsid="0018e0b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e0b1" style:font-weight-asian="bold" style:font-weight-complex="bold"/>
    </style:style>
    <style:style style:name="T5" style:family="text">
      <style:text-properties fo:font-weight="bold" officeooo:rsid="00186521" style:font-weight-asian="bold" style:font-weight-complex="bold"/>
    </style:style>
    <style:style style:name="T6" style:family="text">
      <style:text-properties fo:font-weight="bold" officeooo:rsid="00191100" style:font-weight-asian="bold" style:font-weight-complex="bold"/>
    </style:style>
    <style:style style:name="T7" style:family="text">
      <style:text-properties fo:font-weight="normal" officeooo:rsid="0018e0b1" style:font-weight-asian="normal" style:font-weight-complex="normal"/>
    </style:style>
    <style:style style:name="T8" style:family="text">
      <style:text-properties officeooo:rsid="001911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Slide 1: </text:span>Apresentação – Nome – Orientador – Tema</text:p>
      <text:p text:style-name="P2"><text:span text:style-name="T3">Slide 2:</text:span></text:p>
      <text:p text:style-name="P2"><text:span text:style-name="T4"><text:tab/></text:span><text:span text:style-name="T7">O</text:span>bjetivo: Analisar o consumo de recurso das arquiteturas de microsserviços específicos a jogos MMORPG. Em específico as arquiteturas Rudy, Salz e Willson.</text:p>
      <text:p text:style-name="P1"><text:span text:style-name="T3">Slide 3:</text:span><text:span text:style-name="T4"> </text:span><text:span text:style-name="T7">I</text:span>dentificar e definir arquiteturas para jogos MMORPG.</text:p>
      <text:p text:style-name="P1"><text:s/>- Identificar e definir os protocolos e o seu funcionamento.</text:p>
      <text:p text:style-name="P1"><text:s/>- Identificar e definir os microsserviços que compõem a arquitetura.</text:p>
      <text:p text:style-name="P1"><text:span text:style-name="T3">Slide 4: </text:span>Roteiro:</text:p>
      <text:p text:style-name="P1"><text:tab/>Contexto</text:p>
      <text:p text:style-name="P1"><text:tab/>Pesquisa Referenciada</text:p>
      <text:p text:style-name="P1"><text:tab/>Problema</text:p>
      <text:p text:style-name="P1"><text:tab/>Trabalhos Relacionados</text:p>
      <text:p text:style-name="P1"><text:tab/>Proposta</text:p>
      <text:p text:style-name="P1"/>
      <text:p text:style-name="P1"><text:span text:style-name="T3">Slide 5: </text:span>Exemplo de Cliente MMORPG.</text:p>
      <text:p text:style-name="P1"><text:tab/>Personagens</text:p>
      <text:p text:style-name="P1"><text:tab/>Outros Jogadores</text:p>
      <text:p text:style-name="P1"><text:tab/>Ambiente</text:p>
      <text:p text:style-name="P1"><text:tab/>Área de Interesse</text:p>
      <text:p text:style-name="P1"><text:span text:style-name="T3">Slide 6: Jogos Eletrônicos: </text:span>Entretenimento a partir de regras elaboradas em algum componente eletrônico.</text:p>
      <text:p text:style-name="P1"><text:tab/><text:span text:style-name="T3">Jogos multijogadores:</text:span> Permite jogar com outros jogadores através da rede.</text:p>
      <text:p text:style-name="P1"><text:tab/><text:span text:style-name="T3">Jogos Massivos:</text:span> Tem um serviço onde muitos jogadores podem se encontrar em um único ambiente.</text:p>
      <text:p text:style-name="P1"><text:tab/><text:span text:style-name="T3">Jogos Massivos de Interpretação:</text:span> Restringe as características de jogo massivo com regras de negócio a partir de itens, equipamentos, combate e nível do personagem.</text:p>
      <text:p text:style-name="P1"><text:span text:style-name="T3">Slide 7: </text:span>Assim podemos diferenciar as camadas de uma arquitetura de um jogo MMORPG:</text:p>
      <text:p text:style-name="P1"><text:tab/><text:span text:style-name="T3">Cliente</text:span> que executa baseado em um motor gráfico. Em geral, este <text:span text:style-name="T3">motor gráfico é baseado em nodos</text:span> para facilitar a renderização;</text:p>
      <text:p text:style-name="P1"><text:tab/>Difere de um jogo offline visto que <text:span text:style-name="T2">possui</text:span> <text:span text:style-name="T3">entrada de dados tanto do cliente quanto do serviço.</text:span></text:p>
      <text:p text:style-name="P1"><text:tab/><text:span text:style-name="T3">Servidor: </text:span>Nuvem computacional ou conjunto de computadores físicos que executam diversas aplicações disponíveis na rede.</text:p>
      <text:p text:style-name="P1"><text:tab/><text:span text:style-name="T3">Serviço: </text:span>As aplicações que estarão disponíveis na rede a qual permitem a interação dos clientes.</text:p>
      <text:p text:style-name="P1"><text:tab/><text:span text:style-name="T3">Microsserviço: </text:span>Uma pequena aplicação que executará em conjunto com outras aplicações para formar o serviço como um todo.</text:p>
      <text:p text:style-name="P1"><text:span text:style-name="T3">Slide 8: </text:span>Entrada do usuário e Serviço através do módulo de Network.</text:p>
      <text:p text:style-name="P1"><text:span text:style-name="T3">Slide 9: </text:span>Ciclo de conexão de um serviço genérico: Cliente → Serviço → Banco de Dados</text:p>
      <text:p text:style-name="P1"><text:tab/>Pode ser visualizado na do Slide 10.</text:p>
      <text:p text:style-name="P1"><text:span text:style-name="T3">Slide 10: </text:span>Explicar a conexão com o cliente, as aplicações e a conexão com o banco de dados.</text:p>
      <text:p text:style-name="P1"><text:tab/>Público e Privado</text:p>
      <text:p text:style-name="P1"><text:span text:style-name="T3">Slide 11: Arquitetura Rudy</text:span></text:p>
      <text:p text:style-name="P1"><text:tab/><text:span text:style-name="T3">Público: </text:span>Balanço de Carga, Gerenciador de Mundo, Autenticação;</text:p>
      <text:p text:style-name="P1"><text:tab/><text:span text:style-name="T3">Privados:</text:span> Web estático e dinâmico, Consulta ao banco e Banco de dados;</text:p>
      <text:p text:style-name="P1"><text:span text:style-name="T3">Slide 12: </text:span>Imagem Rudy: Explicar o funcionamento de conexão. Foco no Gerenciador de consultas.</text:p>
      <text:p text:style-name="P1"><text:span text:style-name="T3">Slide 13: </text:span>Objetivos do Rudy:</text:p>
      <text:p text:style-name="P1"><text:tab/>Microsserviço único para consultas do banco de dados;</text:p>
      <text:p text:style-name="P1"><text:tab/>Processar diversos ambientes em paralelo (Porém não aceita ambientes vastos);</text:p>
      <text:p text:style-name="P1"><text:tab/>Segregar os jogadores em diversos ambientes;</text:p>
      <text:p text:style-name="P1"><text:span text:style-name="T3">Slide 14: </text:span>Modelo de processamento:</text:p>
      <text:p text:style-name="P1"><text:tab/>Ações não processadas, fila de processadores e ações processadas;</text:p>
      <text:p text:style-name="P1"><text:span text:style-name="T3">Slide 15: Arquitetura Salz:</text:span></text:p>
      <text:p text:style-name="P1"><text:tab/><text:span text:style-name="T3">Público:</text:span> Web, autenticação, gerenciamento de mundo, comunicação;</text:p>
      <text:p text:style-name="P1"><text:tab/><text:span text:style-name="T3">Privado: </text:span>Serviço de pagamento, negociação, global e bancos de dados específicos;</text:p>
      <text:p text:style-name="P1"><text:span text:style-name="T3">Slide 16: </text:span>Foco nas 3 conexões simultâneas (Para o serviço de autenticação, jogo e comunicação).</text:p>
      <text:p text:style-name="P1"><text:span text:style-name="T3">Slide 17: </text:span>Processar um <text:span text:style-name="T3">único ambiente baseado em pedaços</text:span> (Chunks). Utilizar um <text:span text:style-name="T3">protocolo RPC customizado</text:span> (permitindo chamadas assíncronas sem esperar a resposta). <text:span text:style-name="T1">Utilizar </text:span><text:span text:style-name="T5">três conexões</text:span><text:span text:style-name="T1"> para evitar a troca de mensagens entre os microsserviços.</text:span></text:p>
      <text:p text:style-name="P3"><text:span text:style-name="T3">Slide 18: Arquitetura Willson</text:span></text:p>
      <text:p text:style-name="P3"><text:tab/>público: Balanço de Carga, serviço de jogo</text:p>
      <text:p text:style-name="P3"><text:tab/>Privado: Serviço de GIT, compilação, atualização, pagamento, global, autenticação e banco de dados;</text:p>
      <text:p text:style-name="P3"><text:span text:style-name="T3">Slide 19: </text:span>Focar em <text:span text:style-name="T3">um único banco de dados </text:span><text:span text:style-name="T8">e uma conexão.</text:span></text:p>
      <text:p text:style-name="P3"><text:soft-page-break/><text:tab/>Focar na<text:span text:style-name="T3"> </text:span><text:span text:style-name="T6">mescla</text:span><text:span text:style-name="T3"> dos serviços</text:span> de comunicação e negociação no serviço de jogo e/ou global;</text:p>
      <text:p text:style-name="P3"><text:tab/>Mostrar a preocupação com <text:span text:style-name="T3">entregas de atualização</text:span> dentro da arquitetura de jogo;</text:p>
      <text:p text:style-name="P3"><text:span text:style-name="T3">Slide 20: </text:span>Agrupar serviços vizinhos:</text:p>
      <text:p text:style-name="P3"><text:tab/>Tempo de resposta;</text:p>
      <text:p text:style-name="P3"><text:tab/>Diminuir demanda de sincronização entre microsserviços</text:p>
      <text:p text:style-name="P3"><text:tab/>Aprimorar o sistema de atualização ao usuário final;</text:p>
      <text:p text:style-name="P3"><text:tab/>Prover poucos sistemas públicos, diminuindo a quantia de conexões para a arquitetura;</text:p>
      <text:p text:style-name="P3"><text:span text:style-name="T3">Slide 21: </text:span>O mesmo sistema da arquitetura Rudy, porém utiliza outras <text:span text:style-name="T3">threads para periféricos</text:span> de IO, banco, log e busca de caminho (Diminuindo tempo de processamento das chamadas, executando-as em paralelo).</text:p>
      <text:p text:style-name="P3"><text:span text:style-name="T3">Slide 22: Não fo</text:span><text:span text:style-name="T6">r</text:span><text:span text:style-name="T3">am identificados trabalhos que auxiliem na </text:span>análise de consumo de recursos das arquiteturas selecionadas;</text:p>
      <text:p text:style-name="P3"><text:tab/>- Escolha de arquitetura é um problema recorrente;</text:p>
      <text:p text:style-name="P3"><text:tab/>- A arquitetura escolhida impacta diretamente no custo de manutenção dos serviços;</text:p>
      <text:p text:style-name="P3"><text:span text:style-name="T3">Slide 23: </text:span>Temas recorrentes:</text:p>
      <text:p text:style-name="P3">- Previsibilidade de Carga</text:p>
      <text:p text:style-name="P3">- Abordagens de processamento de requisições</text:p>
      <text:p text:style-name="P3">- Análise do <text:span text:style-name="T8">consumo de recursos</text:span>;</text:p>
      <text:p text:style-name="P3">- Comparação de <text:span text:style-name="T8">arquiteturas;</text:span></text:p>
      <text:p text:style-name="P3"><text:span text:style-name="T3">Slide 24 e 25: </text:span>Trabalhos relacionados;</text:p>
      <text:p text:style-name="P3"><text:span text:style-name="T3">Slide 26: </text:span>Proposta: <text:span text:style-name="T3">Analisar as arquiteturas</text:span> <text:span text:style-name="T3">Rudy, Salz e Willson</text:span> com foco nos critérios:</text:p>
      <text:p text:style-name="P3">- Consumo de memória e CPU.</text:p>
      <text:p text:style-name="P3">- Vazão de Rede.</text:p>
      <text:p text:style-name="P3">- Número de conexões simultâneas.</text:p>
      <text:p text:style-name="P3">- Tempo de Resposta;</text:p>
      <text:p text:style-name="P3">- Latência entre cliente e serviço.</text:p>
      <text:p text:style-name="P3"><text:span text:style-name="T3">Slide 27: </text:span>Cenário;</text:p>
      <text:p text:style-name="P3"><text:span text:style-name="T3">Slide 28: </text:span>Modelo do cliente para testes;</text:p>
      <text:p text:style-name="P4"><text:span text:style-name="T3">Slide 29: Descobrir</text:span> o <text:span text:style-name="T3">valor mínimo </text:span>de operação; <text:span text:style-name="T3">Descobrir</text:span> o <text:span text:style-name="T3">custo por conexão</text:span>; <text:span text:style-name="T3">Analisar o crescimento</text:span>, esperando um crescimento linear do uso de recursos.</text:p>
      <text:p text:style-name="P4"><text:span text:style-name="T3">Slide 30: Objetivos explícitos das arquiteturas</text:span>, sem <text:span text:style-name="T3">estudos de comprovação</text:span> ou <text:span text:style-name="T3">análise d</text:span><text:span text:style-name="T6">o</text:span><text:span text:style-name="T3">s </text:span><text:span text:style-name="T6">objetivos propostos</text:span>;</text:p>
      <text:p text:style-name="P4"><text:tab/>Valores <text:span text:style-name="T8">de recursos utilizados </text:span><text:span text:style-name="T6">no cenário são variáveis</text:span>, visto que não sabe-se o <text:span text:style-name="T3">custo de operação inicial</text:span> de tais arquiteturas;</text:p>
      <text:p text:style-name="P4"><text:tab/><text:span text:style-name="T3">Dificuldade para encontrar material científico ou acadêmico correlacionando arquiteturas de microsserviços para jogos MMORPG.</text:span></text:p>
      <text:p text:style-name="P4"><text:span text:style-name="T3">Slide 31: </text:span>Etapas, Cronograma e Referências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draw:fill="none" style:footnote-max-height="0in">
        <style:columns fo:column-count="2" fo:column-gap="0.2in">
          <style:column style:rel-width="4820*" fo:start-indent="0in" fo:end-indent="0.1in"/>
          <style:column style:rel-width="4821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2:21:35.788969789</meta:creation-date>
    <dc:date>2018-11-20T13:20:53.380898766</dc:date>
    <meta:editing-duration>PT7M45S</meta:editing-duration>
    <meta:editing-cycles>1</meta:editing-cycles>
    <meta:document-statistic meta:table-count="0" meta:image-count="0" meta:object-count="0" meta:page-count="2" meta:paragraph-count="81" meta:word-count="776" meta:character-count="5178" meta:non-whitespace-character-count="4438"/>
    <meta:generator>LibreOffice/6.0.5.2$Linux_X86_64 LibreOffice_project/54c8cbb85f300ac59db32fe8a675ff7683cd5a16</meta:generator>
  </office:meta>
</office:document-meta>
</file>